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Response-2.1" table:style-name="ta1" table:print-ranges="A1:AF5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Response">
            <text:p>OrderResponse</text:p>
          </table:table-cell>
          <table:table-cell table:style-name="ce8" office:value-type="string" office:string-value="Order Response. Details">
            <text:p>Order Response. Details</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Order Acknowledgement, PO Response">
            <text:p>Order Acknowledgement, PO Respons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indicate detailed acceptance or rejection of an Order or to make a counter-offer.">
            <text:p>A document used to indicate detailed acceptance or rejection of an Order or to make a counter-off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Response. UBL Version Identifier. Identifier">
            <text:p>Order Response. UBL Vers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Response. Customization Identifier. Identifier">
            <text:p>Order Response. Customizat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text:p>Identifies a user-defined customization of UBL.</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Response. Profile Identifier. Identifier">
            <text:p>Order Response. Profile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Response. Profile Execution Identifier. Identifier">
            <text:p>Order Response. Profile Execut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Response. Identifier">
            <text:p>Order Response.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Purchase Order Response Number, Acknowledgement of Order Number">
            <text:p>Purchase Order Response Number, Acknowledgement of Order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8">
            <text:p>1018</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Response. Sales_ Order Identifier. Identifier">
            <text:p>Order Response. Sales_ Order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issued by the Seller.">
            <text:p>An identifier for the Order, issu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Response. Copy_ Indicator. Indicator">
            <text:p>Order Response. Copy_ Indicator. Indicato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Response. UUID. Identifier">
            <text:p>Order Response. UUID.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from GUID to UUID and changed property term">
            <text:p>Change from Previous Version: Changed from GUID to UUID and changed property term</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Response. Issue Date. Date">
            <text:p>Order Response. Issue Date. Dat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Response. Issue Time. Time">
            <text:p>Order Response. Issue Time. Tim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OrderResponseCode">
            <text:p>OrderResponseCode</text:p>
          </table:table-cell>
          <table:table-cell table:style-name="ce9" office:value-type="string" office:string-value="Order Response. Order Response Code. Code">
            <text:p>Order Response. Order Response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ode">
            <text:p>Code</text:p>
          </table:table-cell>
          <table:table-cell table:style-name="ce11" office:value-type="string" table:formula="of:=IF([.F13]&lt;&gt;&quot;&quot;;CONCATENATE([.F13];&quot; &quot;;[.G13]);[.G13])" office:string-value="Order Response Code">
            <text:p>Order Respons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response for this Order.">
            <text:p>A code signifying the type of response for this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Y">
            <text:p>Change from Previous Version: Y</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Response. Note. Text">
            <text:p>Order Response. Note.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Order Response. Document_ Currency Code. Code">
            <text:p>Order Response. Document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Order Response. Pricing_ Currency Code. Code">
            <text:p>Order Response. Pricing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prices in the Order Response.">
            <text:p>A code signifying the currency that is used for all prices in the Order Respons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9" office:value-type="string" office:string-value="Order Response. Tax_ Currency Code. Code">
            <text:p>Order Response. Tax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tax amounts in the Order Response.">
            <text:p>A code signifying the currency that is used for all tax amounts in the Order Respon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otalPackagesQuantity">
            <text:p>TotalPackagesQuantity</text:p>
          </table:table-cell>
          <table:table-cell table:style-name="ce9" office:value-type="string" office:string-value="Order Response. Total_ Packages Quantity. Quantity">
            <text:p>Order Response. Total_ Packages Quantity. Quantity</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Total">
            <text:p>Total</text:p>
          </table:table-cell>
          <table:table-cell table:style-name="ce9" office:value-type="string" office:string-value="Packages">
            <text:p>Packages</text:p>
          </table:table-cell>
          <table:table-cell table:style-name="ce9" office:value-type="string" office:string-value="Quantity">
            <text:p>Quantity</text:p>
          </table:table-cell>
          <table:table-cell table:style-name="ce11" office:value-type="string" table:formula="of:=IF([.F18]&lt;&gt;&quot;&quot;;CONCATENATE([.F18];&quot; &quot;;[.G18]);[.G18])" office:string-value="Packages Quantity">
            <text:p>Packages Quantity</text:p>
          </table:table-cell>
          <table:table-cell table:style-name="ce9" office:value-type="string" office:string-value="Quantity">
            <text:p>Quantity</text:p>
          </table:table-cell>
          <table:table-cell table:style-name="ce9" office:value-type="string" office:string-value=""/>
          <table:table-cell table:style-name="ce11" office:value-type="string" table:formula="of:=IF([.J18]&lt;&gt;&quot;&quot;;CONCATENATE([.J18];&quot;_ &quot;;[.I18];&quot;. Type&quot;);CONCATENATE([.I18];&quot;. Type&quot;))" office:string-value="Quantity. Type">
            <text:p>Quantity.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umber of packages contained in the Order Response.">
            <text:p>The total number of packages contained in the Order Respons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GrossWeightMeasure">
            <text:p>GrossWeightMeasure</text:p>
          </table:table-cell>
          <table:table-cell table:style-name="ce9" office:value-type="string" office:string-value="Order Response. Gross_ Weight. Measure">
            <text:p>Order Response. Gross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Gross">
            <text:p>Gross</text:p>
          </table:table-cell>
          <table:table-cell table:style-name="ce9" office:value-type="string" office:string-value=""/>
          <table:table-cell table:style-name="ce9" office:value-type="string" office:string-value="Weight">
            <text:p>Weight</text:p>
          </table:table-cell>
          <table:table-cell table:style-name="ce11" office:value-type="string" table:formula="of:=IF([.F19]&lt;&gt;&quot;&quot;;CONCATENATE([.F19];&quot; &quot;;[.G19]);[.G19])"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19]&lt;&gt;&quot;&quot;;CONCATENATE([.J19];&quot;_ &quot;;[.I19];&quot;. Type&quot;);CONCATENATE([.I19];&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gross weight for the Order Response (goods + packaging + transport equipment).">
            <text:p>The total gross weight for the Order Response (goods + packaging + transport equip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NetWeightMeasure">
            <text:p>NetWeightMeasure</text:p>
          </table:table-cell>
          <table:table-cell table:style-name="ce9" office:value-type="string" office:string-value="Order Response. Net_ Weight. Measure">
            <text:p>Order Response. Net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text:p>Net</text:p>
          </table:table-cell>
          <table:table-cell table:style-name="ce9" office:value-type="string" office:string-value=""/>
          <table:table-cell table:style-name="ce9" office:value-type="string" office:string-value="Weight">
            <text:p>Weight</text:p>
          </table:table-cell>
          <table:table-cell table:style-name="ce11" office:value-type="string" table:formula="of:=IF([.F20]&lt;&gt;&quot;&quot;;CONCATENATE([.F20];&quot; &quot;;[.G20]);[.G20])"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0]&lt;&gt;&quot;&quot;;CONCATENATE([.J20];&quot;_ &quot;;[.I20];&quot;. Type&quot;);CONCATENATE([.I20];&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et weight for the Order Response (goods + packaging).">
            <text:p>The total net weight for the Order Response (goods +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NetNetWeightMeasure">
            <text:p>NetNetWeightMeasure</text:p>
          </table:table-cell>
          <table:table-cell table:style-name="ce9" office:value-type="string" office:string-value="Order Response. Net Net_ Weight. Measure">
            <text:p>Order Response. Net Net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Net">
            <text:p>Net Net</text:p>
          </table:table-cell>
          <table:table-cell table:style-name="ce9" office:value-type="string" office:string-value=""/>
          <table:table-cell table:style-name="ce9" office:value-type="string" office:string-value="Weight">
            <text:p>Weight</text:p>
          </table:table-cell>
          <table:table-cell table:style-name="ce11" office:value-type="string" table:formula="of:=IF([.F21]&lt;&gt;&quot;&quot;;CONCATENATE([.F21];&quot; &quot;;[.G21]);[.G21])"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1]&lt;&gt;&quot;&quot;;CONCATENATE([.J21];&quot;_ &quot;;[.I21];&quot;. Type&quot;);CONCATENATE([.I21];&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et weight of the goods in the Order Response excluding packaging.">
            <text:p>The total net weight of the goods in the Order Response ex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GrossVolumeMeasure">
            <text:p>GrossVolumeMeasure</text:p>
          </table:table-cell>
          <table:table-cell table:style-name="ce9" office:value-type="string" office:string-value="Order Response. Gross_ Volume. Measure">
            <text:p>Order Response. Gross_ Volume.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Gross">
            <text:p>Gross</text:p>
          </table:table-cell>
          <table:table-cell table:style-name="ce9" office:value-type="string" office:string-value=""/>
          <table:table-cell table:style-name="ce9" office:value-type="string" office:string-value="Volume">
            <text:p>Volume</text:p>
          </table:table-cell>
          <table:table-cell table:style-name="ce11" office:value-type="string" table:formula="of:=IF([.F22]&lt;&gt;&quot;&quot;;CONCATENATE([.F22];&quot; &quot;;[.G22]);[.G22])" office:string-value="Volume">
            <text:p>Volume</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2]&lt;&gt;&quot;&quot;;CONCATENATE([.J22];&quot;_ &quot;;[.I22];&quot;. Type&quot;);CONCATENATE([.I22];&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volume of the goods in the Order Response including packaging.">
            <text:p>The total volume of the goods in the Order Response in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NetVolumeMeasure">
            <text:p>NetVolumeMeasure</text:p>
          </table:table-cell>
          <table:table-cell table:style-name="ce9" office:value-type="string" office:string-value="Order Response. Net_ Volume. Measure">
            <text:p>Order Response. Net_ Volume.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text:p>Net</text:p>
          </table:table-cell>
          <table:table-cell table:style-name="ce9" office:value-type="string" office:string-value=""/>
          <table:table-cell table:style-name="ce9" office:value-type="string" office:string-value="Volume">
            <text:p>Volume</text:p>
          </table:table-cell>
          <table:table-cell table:style-name="ce11" office:value-type="string" table:formula="of:=IF([.F23]&lt;&gt;&quot;&quot;;CONCATENATE([.F23];&quot; &quot;;[.G23]);[.G23])" office:string-value="Volume">
            <text:p>Volume</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3]&lt;&gt;&quot;&quot;;CONCATENATE([.J23];&quot;_ &quot;;[.I23];&quot;. Type&quot;);CONCATENATE([.I23];&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volume of the goods in the Order Response excluding packaging.">
            <text:p>The total volume of the goods in the Order Response ex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4]=&quot;UUID&quot;;&quot;UUID&quot;;SUBSTITUTE(SUBSTITUTE(CONCATENATE(IF([.E24]=&quot;Universally Unique&quot;;&quot;UU&quot;;[.E24]);IF([.G24]&lt;&gt;[.I24];[.H24];[.F24]);CONCATENATE(IF([.I24]=&quot;Identifier&quot;;&quot;ID&quot;;IF([.I24]=&quot;Text&quot;;&quot;&quot;;[.I24]))));&quot; &quot;;&quot;&quot;);&quot;'&quot;;&quot;&quot;))" office:value-type="string" office:string-value="CustomerReference">
            <text:p>CustomerReference</text:p>
          </table:table-cell>
          <table:table-cell table:style-name="ce9" office:value-type="string" office:string-value="Order Response. Customer_ Reference. Text">
            <text:p>Order Response. Customer_ Reference.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4]&lt;&gt;&quot;&quot;;CONCATENATE([.F24];&quot; &quot;;[.G24]);[.G24])"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4]&lt;&gt;&quot;&quot;;CONCATENATE([.J24];&quot;_ &quot;;[.I24];&quot;. Type&quot;);CONCATENATE([.I2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assigned by the buyer, e.g., the CRI in a purchasing card transaction.">
            <text:p>A supplementary reference assigned by the buyer, e.g., the CRI in a purchasing card transac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5]=&quot;UUID&quot;;&quot;UUID&quot;;SUBSTITUTE(SUBSTITUTE(CONCATENATE(IF([.E25]=&quot;Universally Unique&quot;;&quot;UU&quot;;[.E25]);IF([.G25]&lt;&gt;[.I25];[.H25];[.F25]);CONCATENATE(IF([.I25]=&quot;Identifier&quot;;&quot;ID&quot;;IF([.I25]=&quot;Text&quot;;&quot;&quot;;[.I25]))));&quot; &quot;;&quot;&quot;);&quot;'&quot;;&quot;&quot;))" office:value-type="string" office:string-value="AccountingCostCode">
            <text:p>AccountingCostCode</text:p>
          </table:table-cell>
          <table:table-cell table:style-name="ce9" office:value-type="string" office:string-value="Order Response. Accounting Cost Code. Code">
            <text:p>Order Response. Accounting Cost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5]&lt;&gt;&quot;&quot;;CONCATENATE([.F25];&quot; &quot;;[.G25]);[.G25])"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5]&lt;&gt;&quot;&quot;;CONCATENATE([.J25];&quot;_ &quot;;[.I25];&quot;. Type&quot;);CONCATENATE([.I2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order as a whole.">
            <text:p>An accounting cost code applied to the order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6]=&quot;UUID&quot;;&quot;UUID&quot;;SUBSTITUTE(SUBSTITUTE(CONCATENATE(IF([.E26]=&quot;Universally Unique&quot;;&quot;UU&quot;;[.E26]);IF([.G26]&lt;&gt;[.I26];[.H26];[.F26]);CONCATENATE(IF([.I26]=&quot;Identifier&quot;;&quot;ID&quot;;IF([.I26]=&quot;Text&quot;;&quot;&quot;;[.I26]))));&quot; &quot;;&quot;&quot;);&quot;'&quot;;&quot;&quot;))" office:value-type="string" office:string-value="AccountingCost">
            <text:p>AccountingCost</text:p>
          </table:table-cell>
          <table:table-cell table:style-name="ce9" office:value-type="string" office:string-value="Order Response. Accounting Cost. Text">
            <text:p>Order Response. Accounting Cost.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6]&lt;&gt;&quot;&quot;;CONCATENATE([.F26];&quot; &quot;;[.G26]);[.G26])"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6]&lt;&gt;&quot;&quot;;CONCATENATE([.J26];&quot;_ &quot;;[.I26];&quot;. Type&quot;);CONCATENATE([.I2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order as a whole, expressed as text.">
            <text:p>An accounting cost code applied to the order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7]=&quot;UUID&quot;;&quot;UUID&quot;;SUBSTITUTE(SUBSTITUTE(CONCATENATE(IF([.E27]=&quot;Universally Unique&quot;;&quot;UU&quot;;[.E27]);IF([.G27]&lt;&gt;[.I27];[.H27];[.F27]);CONCATENATE(IF([.I27]=&quot;Identifier&quot;;&quot;ID&quot;;IF([.I27]=&quot;Text&quot;;&quot;&quot;;[.I27]))));&quot; &quot;;&quot;&quot;);&quot;'&quot;;&quot;&quot;))" office:value-type="string" office:string-value="LineCountNumeric">
            <text:p>LineCountNumeric</text:p>
          </table:table-cell>
          <table:table-cell table:style-name="ce9" office:value-type="string" office:string-value="Order Response. Line Count. Numeric">
            <text:p>Order Response. Line Count. Numeric</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7]&lt;&gt;&quot;&quot;;CONCATENATE([.F27];&quot; &quot;;[.G27]);[.G27])"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7]&lt;&gt;&quot;&quot;;CONCATENATE([.J27];&quot;_ &quot;;[.I27];&quot;. Type&quot;);CONCATENATE([.I2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Lines in this document.">
            <text:p>The number of Order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ValidityPeriod">
            <text:p>ValidityPeriod</text:p>
          </table:table-cell>
          <table:table-cell office:value-type="string" table:style-name="ce10" office:string-value="Order Response. Validity_ Period. Period">
            <text:p>Order Response. Validity_ Period. Period</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8]"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period for which the Order Response is valid.">
            <text:p>The period for which the Order Response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OrderReference">
            <text:p>OrderReference</text:p>
          </table:table-cell>
          <table:table-cell office:value-type="string" table:style-name="ce10" office:string-value="Order Response. Order Reference">
            <text:p>Order Response. Order Referenc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reference to the Order being responded to.">
            <text:p>A reference to the Order being responded to.</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derDocumentReference">
            <text:p>OrderDocumentReference</text:p>
          </table:table-cell>
          <table:table-cell office:value-type="string" table:style-name="ce10" office:string-value="Order Response. Order_ Document Reference. Document Reference">
            <text:p>Order Response. Order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der">
            <text:p>Orde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der other than the one being responded to.">
            <text:p>A reference to an Order other than the one being responded to.</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OriginatorDocumentReference">
            <text:p>OriginatorDocumentReference</text:p>
          </table:table-cell>
          <table:table-cell office:value-type="string" table:style-name="ce10" office:string-value="Order Response. Originator_ Document Reference. Document Reference">
            <text:p>Order Response. Originator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AdditionalDocumentReference">
            <text:p>AdditionalDocumentReference</text:p>
          </table:table-cell>
          <table:table-cell office:value-type="string" table:style-name="ce10" office:string-value="Order Response. Additional_ Document Reference. Document Reference">
            <text:p>Order Response. Additional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Contract">
            <text:p>Contract</text:p>
          </table:table-cell>
          <table:table-cell office:value-type="string" table:style-name="ce10" office:string-value="Order Response. Contract">
            <text:p>Order Response. Contract</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33]"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e Order being responded to.">
            <text:p>A contract associated with the Order being responded to.</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Signature">
            <text:p>Signature</text:p>
          </table:table-cell>
          <table:table-cell office:value-type="string" table:style-name="ce10" office:string-value="Order Response. Signature">
            <text:p>Order Response. Signatur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ellerSupplierParty">
            <text:p>SellerSupplierParty</text:p>
          </table:table-cell>
          <table:table-cell office:value-type="string" table:style-name="ce10" office:string-value="Order Response. Seller_ Supplier Party. Supplier Party">
            <text:p>Order Response. Seller_ Supplier Party. Suppli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BuyerCustomerParty">
            <text:p>BuyerCustomerParty</text:p>
          </table:table-cell>
          <table:table-cell office:value-type="string" table:style-name="ce10" office:string-value="Order Response. Buyer_ Customer Party. Customer Party">
            <text:p>Order Response. Buyer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OriginatorCustomerParty">
            <text:p>OriginatorCustomerParty</text:p>
          </table:table-cell>
          <table:table-cell office:value-type="string" table:style-name="ce10" office:string-value="Order Response. Originator_ Customer Party. Customer Party">
            <text:p>Order Response. Originator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7]"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FreightForwarderParty">
            <text:p>FreightForwarderParty</text:p>
          </table:table-cell>
          <table:table-cell office:value-type="string" table:style-name="ce10" office:string-value="Order Response. Freight Forwarder_ Party. Party">
            <text:p>Order Response. Freight Forwarder_ Party.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ccountingSupplierParty">
            <text:p>AccountingSupplierParty</text:p>
          </table:table-cell>
          <table:table-cell office:value-type="string" table:style-name="ce10" office:string-value="Order Response. Accounting_ Supplier Party. Supplier Party">
            <text:p>Order Response. Accounting_ Supplier Party. Suppli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9]"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AccountingCustomerParty">
            <text:p>AccountingCustomerParty</text:p>
          </table:table-cell>
          <table:table-cell office:value-type="string" table:style-name="ce10" office:string-value="Order Response. Accounting_ Customer Party. Customer Party">
            <text:p>Order Response. Accounting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40]"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
            <text:p>Delivery</text:p>
          </table:table-cell>
          <table:table-cell office:value-type="string" table:style-name="ce10" office:string-value="Order Response. Delivery">
            <text:p>Order Response. Delivery</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Terms">
            <text:p>DeliveryTerms</text:p>
          </table:table-cell>
          <table:table-cell office:value-type="string" table:style-name="ce10" office:string-value="Order Response. Delivery Terms">
            <text:p>Order Response. Delivery Term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Means">
            <text:p>PaymentMeans</text:p>
          </table:table-cell>
          <table:table-cell office:value-type="string" table:style-name="ce10" office:string-value="Order Response. Payment Means">
            <text:p>Order Response. Payment Mean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Terms">
            <text:p>PaymentTerms</text:p>
          </table:table-cell>
          <table:table-cell office:value-type="string" table:style-name="ce10" office:string-value="Order Response. Payment Terms">
            <text:p>Order Response. Payment Term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AllowanceCharge">
            <text:p>AllowanceCharge</text:p>
          </table:table-cell>
          <table:table-cell office:value-type="string" table:style-name="ce10" office:string-value="Order Response. Allowance Charge">
            <text:p>Order Response. Allowance Charg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TransactionConditions">
            <text:p>TransactionConditions</text:p>
          </table:table-cell>
          <table:table-cell office:value-type="string" table:style-name="ce10" office:string-value="Order Response. Transaction Conditions">
            <text:p>Order Response. Transaction Condition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6]"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or sales conditions applying to the whole Order.">
            <text:p>A specification of purchasing or sales conditions applying to the whole Ord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TaxExchangeRate">
            <text:p>TaxExchangeRate</text:p>
          </table:table-cell>
          <table:table-cell office:value-type="string" table:style-name="ce10" office:string-value="Order Response. Tax_ Exchange Rate. Exchange Rate">
            <text:p>Order Response. Tax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ricingExchangeRate">
            <text:p>PricingExchangeRate</text:p>
          </table:table-cell>
          <table:table-cell office:value-type="string" table:style-name="ce10" office:string-value="Order Response. Pricing_ Exchange Rate. Exchange Rate">
            <text:p>Order Response. Pricing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PaymentExchangeRate">
            <text:p>PaymentExchangeRate</text:p>
          </table:table-cell>
          <table:table-cell office:value-type="string" table:style-name="ce10" office:string-value="Order Response. Payment_ Exchange Rate. Exchange Rate">
            <text:p>Order Response. Payment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9]"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DestinationCountry">
            <text:p>DestinationCountry</text:p>
          </table:table-cell>
          <table:table-cell office:value-type="string" table:style-name="ce10" office:string-value="Order Response. Destination_ Country. Country">
            <text:p>Order Response. Destination_ Country. Countr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50]"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TaxTotal">
            <text:p>TaxTotal</text:p>
          </table:table-cell>
          <table:table-cell office:value-type="string" table:style-name="ce10" office:string-value="Order Response. Tax Total">
            <text:p>Order Response. Tax Total</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51]"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as calculated by the seller.">
            <text:p>The total amount of a specific type of tax, as calculated by 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LegalMonetaryTotal">
            <text:p>LegalMonetaryTotal</text:p>
          </table:table-cell>
          <table:table-cell office:value-type="string" table:style-name="ce10" office:string-value="Order Response. Legal_ Monetary Total. Monetary Total">
            <text:p>Order Response. Legal_ Monetary Total. Monetary Total</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2]"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otal amount of the Order (or counter-offer).">
            <text:p>The total amount of the Order (or counter-off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table:style-name="ce4" office:string-value="OrderLine">
            <text:p>OrderLine</text:p>
          </table:table-cell>
          <table:table-cell office:value-type="string" table:style-name="ce10" office:string-value="Order Response. Order Line">
            <text:p>Order Response. Order Lin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53]"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line associated with a line in the Catalogue and specifying a kind of item being ordered.">
            <text:p>A line associated with a line in the Catalogue and specifying a kind of item being order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